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1700000219AD996251A9AB6213.tif" manifest:media-type="image/tiff"/>
  <manifest:file-entry manifest:full-path="Pictures/1000000000000E4D00000A1BE23740041A6548A3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3cm, 1.717cm, 0cm, 1.643cm)" draw:image-opacity="100%" style:mirror="none"/>
    </style:style>
    <style:style style:name="gr2" style:family="graphic" style:parent-style-name="Object_20_with_20_no_20_fill_20_and_20_no_20_line">
      <style:graphic-properties draw:stroke="solid" svg:stroke-width="0.018cm" svg:stroke-color="#000000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8.009cm" fo:min-width="10.834cm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51cm" svg:height="8.663cm" svg:x="1.381cm" svg:y="1.381cm">
          <draw:image xlink:href="Pictures/1000000000000E4D00000A1BE23740041A6548A3.tif" xlink:type="simple" xlink:show="embed" xlink:actuate="onLoad" draw:mime-type="image/tiff">
            <text:p/>
          </draw:image>
        </draw:frame>
        <draw:frame draw:style-name="gr2" draw:text-style-name="P1" draw:layer="layout" svg:width="11.346cm" svg:height="2.358cm" svg:x="1.389cm" svg:y="9.844cm">
          <draw:image xlink:href="Pictures/1000000000000A1700000219AD996251A9AB6213.tif" xlink:type="simple" xlink:show="embed" xlink:actuate="onLoad" draw:mime-type="image/tiff">
            <text:p/>
          </draw:image>
        </draw:frame>
        <draw:custom-shape draw:style-name="gr3" draw:text-style-name="P1" draw:layer="layout" svg:width="11.352cm" svg:height="8.277cm" svg:x="1.381cm" svg:y="1.38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023cm" svg:height="0.683cm" svg:x="11.968cm" svg:y="12.13cm">
          <draw:text-box>
            <text:p><text:span text:style-name="T1">5 s</text:span></text:p>
          </draw:text-box>
        </draw:frame>
        <draw:frame draw:style-name="gr5" draw:text-style-name="P4" draw:layer="layout" svg:width="1.776cm" svg:height="0.683cm" draw:transform="rotate (1.5707963267949) translate (0.816cm 11.36cm)">
          <draw:text-box>
            <text:p text:style-name="P3"><text:span text:style-name="T1">15 KH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26T23:51:11.531028597</dc:date>
    <meta:editing-duration>PT10H2M5S</meta:editing-duration>
    <meta:editing-cycles>76</meta:editing-cycles>
    <meta:generator>LibreOffice/7.1.5.2$Linux_X86_64 LibreOffice_project/10$Build-2</meta:generator>
    <dc:creator>Alexander Refsum Jensenius</dc:creator>
    <meta:document-statistic meta:object-count="5"/>
  </office:meta>
</office:document-meta>
</file>